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36:16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67381906146713E-016">
                <text:p>-3.67381906146713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12303176911189E-016">
                <text:p>6.12303176911189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41421356237309">
                <text:p>-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